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54cm"/>
    </style:style>
    <style:style style:name="co2" style:family="table-column">
      <style:table-column-properties fo:break-before="auto" style:column-width="4.4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3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Farnell code</text:p>
          </table:table-cell>
          <table:table-cell table:style-name="ce2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1"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2, C4, C7, C10, C11, C12, C13, C15, C19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9" calcext:value-type="float">
            <text:p>9</text:p>
          </table:table-cell>
          <table:table-cell office:value-type="float" office:value="2581045" calcext:value-type="float">
            <text:p>2581045</text:p>
          </table:table-cell>
          <table:table-cell office:value-type="currency" office:currency="GBP" office:value="0.0156" calcext:value-type="currency">
            <text:p>£0.02</text:p>
          </table:table-cell>
          <table:table-cell table:formula="of:=[.I2]*[.G2]" office:value-type="currency" office:currency="GBP" office:value="0.140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C3, C14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3013398" calcext:value-type="float">
            <text:p>3013398</text:p>
          </table:table-cell>
          <table:table-cell office:value-type="currency" office:currency="GBP" office:value="0.045" calcext:value-type="currency">
            <text:p>£0.05</text:p>
          </table:table-cell>
          <table:table-cell table:formula="of:=[.I3]*[.G3]" office:value-type="currency" office:currency="GBP" office:value="0.09" calcext:value-type="currency">
            <text:p>£0.09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5, C6, C17</text:p>
          </table:table-cell>
          <table:table-cell office:value-type="string" calcext:value-type="string">
            <text:p>Ceramic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3013428" calcext:value-type="float">
            <text:p>3013428</text:p>
          </table:table-cell>
          <table:table-cell office:value-type="currency" office:currency="GBP" office:value="0.113" calcext:value-type="currency">
            <text:p>£0.11</text:p>
          </table:table-cell>
          <table:table-cell table:formula="of:=[.I5]*[.G5]" office:value-type="currency" office:currency="GBP" office:value="0.339" calcext:value-type="currency">
            <text:p>£0.34</text:p>
          </table:table-cell>
          <table:table-cell/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Film cap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326055" calcext:value-type="float">
            <text:p>2326055</text:p>
          </table:table-cell>
          <table:table-cell office:value-type="currency" office:currency="GBP" office:value="0.199" calcext:value-type="currency">
            <text:p>£0.20</text:p>
          </table:table-cell>
          <table:table-cell table:formula="of:=[.I6]*[.G6]" office:value-type="currency" office:currency="GBP" office:value="0.398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TVS protection diodes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AP2127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3257432" calcext:value-type="float">
            <text:p>3257432</text:p>
          </table:table-cell>
          <table:table-cell office:value-type="currency" office:currency="GBP" office:value="0.287" calcext:value-type="currency">
            <text:p>£0.29</text:p>
          </table:table-cell>
          <table:table-cell table:formula="of:=[.I8]*[.G8]" office:value-type="currency" office:currency="GBP" office:value="0.287" calcext:value-type="currency">
            <text:p>£0.29</text:p>
          </table:table-cell>
          <table:table-cell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LDO voltage regulator</text:p>
          </table:table-cell>
          <table:table-cell office:value-type="string" calcext:value-type="string">
            <text:p>MCP170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1296592" calcext:value-type="float">
            <text:p>1296592</text:p>
          </table:table-cell>
          <table:table-cell office:value-type="currency" office:currency="GBP" office:value="0.31" calcext:value-type="currency">
            <text:p>£0.31</text:p>
          </table:table-cell>
          <table:table-cell table:formula="of:=[.I9]*[.G9]" office:value-type="currency" office:currency="GBP" office:value="0.31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Audio codec</text:p>
          </table:table-cell>
          <table:table-cell office:value-type="string" calcext:value-type="string">
            <text:p>PCM5102A</text:p>
          </table:table-cell>
          <table:table-cell table:number-columns-repeated="2"/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float" office:value="2402251" calcext:value-type="float">
            <text:p>2402251</text:p>
          </table:table-cell>
          <table:table-cell office:value-type="currency" office:currency="GBP" office:value="4.64" calcext:value-type="currency">
            <text:p>£4.64</text:p>
          </table:table-cell>
          <table:table-cell table:formula="of:=[.I10]*[.G10]" office:value-type="currency" office:currency="GBP" office:value="4.64" calcext:value-type="currency">
            <text:p>£4.64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nrush limiter</text:p>
          </table:table-cell>
          <table:table-cell office:value-type="string" calcext:value-type="string">
            <text:p>AP22804AWS</text:p>
          </table:table-cell>
          <table:table-cell table:number-columns-repeated="2"/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float" office:value="2748546" calcext:value-type="float">
            <text:p>2748546</text:p>
          </table:table-cell>
          <table:table-cell office:value-type="currency" office:currency="GBP" office:value="0.496" calcext:value-type="currency">
            <text:p>£0.50</text:p>
          </table:table-cell>
          <table:table-cell table:formula="of:=[.I11]*[.G11]" office:value-type="currency" office:currency="GBP" office:value="0.496" calcext:value-type="currency">
            <text:p>£0.50</text:p>
          </table:table-cell>
          <table:table-cell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Attiny13A</text:p>
          </table:table-cell>
          <table:table-cell table:number-columns-repeated="2"/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1715519" calcext:value-type="float">
            <text:p>1715519</text:p>
          </table:table-cell>
          <table:table-cell office:value-type="currency" office:currency="GBP" office:value="0.658" calcext:value-type="currency">
            <text:p>£0.66</text:p>
          </table:table-cell>
          <table:table-cell table:formula="of:=[.I12]*[.G12]" office:value-type="currency" office:currency="GBP" office:value="0.658" calcext:value-type="currency">
            <text:p>£0.66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x3 pin header, 1.27 mm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65283" calcext:value-type="float">
            <text:p>1865283</text:p>
          </table:table-cell>
          <table:table-cell office:value-type="currency" office:currency="GBP" office:value="0.264" calcext:value-type="currency">
            <text:p>£0.26</text:p>
          </table:table-cell>
          <table:table-cell table:formula="of:=[.I13]*[.G13]" office:value-type="currency" office:currency="GBP" office:value="0.264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3.5mm stereo jack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579730" calcext:value-type="float">
            <text:p>2579730</text:p>
          </table:table-cell>
          <table:table-cell office:value-type="currency" office:currency="GBP" office:value="1.8" calcext:value-type="currency">
            <text:p>£1.80</text:p>
          </table:table-cell>
          <table:table-cell table:formula="of:=[.I14]*[.G14]" office:value-type="currency" office:currency="GBP" office:value="1.8" calcext:value-type="currency">
            <text:p>£1.80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USB micro-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68482" calcext:value-type="float">
            <text:p>2668482</text:p>
          </table:table-cell>
          <table:table-cell office:value-type="currency" office:currency="GBP" office:value="0.249" calcext:value-type="currency">
            <text:p>£0.25</text:p>
          </table:table-cell>
          <table:table-cell table:formula="of:=[.I15]*[.G15]" office:value-type="currency" office:currency="GBP" office:value="0.249" calcext:value-type="currency">
            <text:p>£0.25</text:p>
          </table:table-cell>
          <table:table-cell/>
        </table:table-row>
        <table:table-row table:style-name="ro1">
          <table:table-cell office:value-type="string" calcext:value-type="string">
            <text:p>L1, L2, L3</text:p>
          </table:table-cell>
          <table:table-cell office:value-type="string" calcext:value-type="string">
            <text:p>Ferrite bead</text:p>
          </table:table-cell>
          <table:table-cell table:number-columns-repeated="3"/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float" office:value="1115048" calcext:value-type="float">
            <text:p>1115048</text:p>
          </table:table-cell>
          <table:table-cell office:value-type="currency" office:currency="GBP" office:value="0.0233" calcext:value-type="currency">
            <text:p>£0.02</text:p>
          </table:table-cell>
          <table:table-cell table:formula="of:=[.I16]*[.G16]" office:value-type="currency" office:currency="GBP" office:value="0.0699" calcext:value-type="currency">
            <text:p>£0.07</text:p>
          </table:table-cell>
          <table:table-cell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KPA-30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464007" calcext:value-type="float">
            <text:p>2464007</text:p>
          </table:table-cell>
          <table:table-cell office:value-type="currency" office:currency="GBP" office:value="0.141" calcext:value-type="currency">
            <text:p>£0.14</text:p>
          </table:table-cell>
          <table:table-cell table:formula="of:=[.I17]*[.G17]" office:value-type="currency" office:currency="GBP" office:value="0.141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Thin film resistor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614445" calcext:value-type="float">
            <text:p>2614445</text:p>
          </table:table-cell>
          <table:table-cell office:value-type="currency" office:currency="GBP" office:value="0.0759" calcext:value-type="currency">
            <text:p>£0.08</text:p>
          </table:table-cell>
          <table:table-cell table:formula="of:=[.I18]*[.G18]" office:value-type="currency" office:currency="GBP" office:value="0.1518" calcext:value-type="currency">
            <text:p>£0.15</text:p>
          </table:table-cell>
          <table:table-cell/>
        </table:table-row>
        <table:table-row table:style-name="ro1">
          <table:table-cell office:value-type="string" calcext:value-type="string">
            <text:p>R4, R11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67" calcext:value-type="float">
            <text:p>2447267</text:p>
          </table:table-cell>
          <table:table-cell office:value-type="currency" office:currency="GBP" office:value="0.004" calcext:value-type="currency">
            <text:p>£0.00</text:p>
          </table:table-cell>
          <table:table-cell table:formula="of:=[.I19]*[.G19]" office:value-type="currency" office:currency="GBP" office:value="0.008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4, R10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float" office:value="2447226" calcext:value-type="float">
            <text:p>2447226</text:p>
          </table:table-cell>
          <table:table-cell office:value-type="currency" office:currency="GBP" office:value="0.0038" calcext:value-type="currency">
            <text:p>£0.00</text:p>
          </table:table-cell>
          <table:table-cell table:formula="of:=[.I20]*[.G20]" office:value-type="currency" office:currency="GBP" office:value="0.0076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5, R6, R7, R12, R16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603</text:p>
          </table:table-cell>
          <table:table-cell office:value-type="float" office:value="5" calcext:value-type="float">
            <text:p>5</text:p>
          </table:table-cell>
          <table:table-cell office:value-type="float" office:value="2447301" calcext:value-type="float">
            <text:p>2447301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1]*[.G21]" office:value-type="currency" office:currency="GBP" office:value="0.027" calcext:value-type="currency">
            <text:p>£0.03</text:p>
          </table:table-cell>
          <table:table-cell/>
        </table:table-row>
        <table:table-row table:style-name="ro1">
          <table:table-cell office:value-type="string" calcext:value-type="string">
            <text:p>R3, R9, R13, R14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float" office:value="2447230" calcext:value-type="float">
            <text:p>2447230</text:p>
          </table:table-cell>
          <table:table-cell office:value-type="currency" office:currency="GBP" office:value="0.0054" calcext:value-type="currency">
            <text:p>£0.01</text:p>
          </table:table-cell>
          <table:table-cell table:formula="of:=[.I22]*[.G22]" office:value-type="currency" office:currency="GBP" office:value="0.0216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Pin head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725179" calcext:value-type="float">
            <text:p>2725179</text:p>
          </table:table-cell>
          <table:table-cell office:value-type="currency" office:currency="GBP" office:value="0.23" calcext:value-type="currency">
            <text:p>£0.23</text:p>
          </table:table-cell>
          <table:table-cell table:formula="of:=[.I23]*[.G23]" office:value-type="currency" office:currency="GBP" office:value="0.23" calcext:value-type="currency">
            <text:p>£0.23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PNO switch</text:p>
          </table:table-cell>
          <table:table-cell office:value-type="string" calcext:value-type="string">
            <text:p>B3F-3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59704" calcext:value-type="float">
            <text:p>959704</text:p>
          </table:table-cell>
          <table:table-cell office:value-type="currency" office:currency="GBP" office:value="0.35" calcext:value-type="currency">
            <text:p>£0.35</text:p>
          </table:table-cell>
          <table:table-cell table:formula="of:=[.I24]*[.G24]" office:value-type="currency" office:currency="GBP" office:value="0.35" calcext:value-type="currency">
            <text:p>£0.35</text:p>
          </table:table-cell>
          <table:table-cell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ex VAT)</text:p>
          </table:table-cell>
          <table:table-cell table:formula="of:=SUM([.J2:.J24])" office:value-type="currency" office:currency="GBP" office:value="10.6783" calcext:value-type="currency">
            <text:p>£10.68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 (inc VAT)</text:p>
          </table:table-cell>
          <table:table-cell table:formula="of:=[.J27]*1.2" office:value-type="currency" office:currency="GBP" office:value="12.81396" calcext:value-type="currency">
            <text:p>£12.81</text:p>
          </table:table-cell>
          <table:table-cell/>
        </table:table-row>
        <table:table-row table:style-name="ro1" table:number-rows-repeated="30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'</text:p>
          </table:table-cell>
          <table:table-cell table:number-columns-repeated="5"/>
        </table:table-row>
        <table:table-row table:style-name="ro1" table:number-rows-repeated="104851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21:02:44.335726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5T16:14:47.075980110</meta:creation-date>
    <dc:date>2020-09-02T21:15:50.847367957</dc:date>
    <meta:editing-duration>P3DT18H28M28S</meta:editing-duration>
    <meta:editing-cycles>23</meta:editing-cycles>
    <meta:generator>LibreOffice/6.4.6.2$Linux_X86_64 LibreOffice_project/40$Build-2</meta:generator>
    <meta:document-statistic meta:table-count="1" meta:cell-count="198" meta:object-count="0"/>
  </office:meta>
</office:document-meta>
</file>